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officeooo:rsid="0005d800" officeooo:paragraph-rsid="0005d800"/>
    </style:style>
    <style:style style:name="P2" style:family="paragraph" style:parent-style-name="Standard">
      <style:text-properties fo:font-size="15pt" officeooo:rsid="0005d800" officeooo:paragraph-rsid="0005d800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5d800" officeooo:paragraph-rsid="0005d80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5d800" officeooo:paragraph-rsid="0005d800" style:font-size-asian="12pt" style:font-size-complex="12pt"/>
    </style:style>
    <style:style style:name="T1" style:family="text">
      <style:text-properties officeooo:rsid="0007d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实验一 <text:s/>多进程实验</text:p>
      <text:p text:style-name="P4">姓名：吴侃 学号：14348134</text:p>
      <text:p text:style-name="P4">班级：14级计算机系一班 邮箱：wkcn@live.cn</text:p>
      <text:p text:style-name="P1"/>
      <text:p text:style-name="P2">进程创建的例1</text:p>
      <text:p text:style-name="P1"/>
      <text:p text:style-name="P1">屏幕输出两行，依次是1和0</text:p>
      <text:p text:style-name="P1">解释：调用fork()函数时，系统创建新进程并为其分配资源，然后将原进程的所有值都复制到新进程中，只有少数值和原来进程的值不同。</text:p>
      <text:p text:style-name="P1">父进程的fork()返回的是子进程的id值</text:p>
      <text:p text:style-name="P1">子进程中的fork()返回的是0;</text:p>
      <text:p text:style-name="P1"/>
      <text:p text:style-name="P1">参考资料：http://blog.csdn.net/jason314/article/details/5640969</text:p>
      <text:p text:style-name="P1"/>
      <text:p text:style-name="P2">进程创建的例2</text:p>
      <text:p text:style-name="P1"/>
      <text:p text:style-name="P1">屏幕输出了：</text:p>
      <text:p text:style-name="P1">**1**</text:p>
      <text:p text:style-name="P1">**3**</text:p>
      <text:p text:style-name="P1">**1**</text:p>
      <text:p text:style-name="P1">**2**</text:p>
      <text:p text:style-name="P1">**2**</text:p>
      <text:p text:style-name="P1"/>
      <text:p text:style-name="P1">分析：</text:p>
      <text:p text:style-name="P1">1 void main(){</text:p>
      <text:p text:style-name="P1">2 <text:s text:c="2"/>int pid1=fork();</text:p>
      <text:p text:style-name="P1">3 <text:s text:c="2"/>printf(“**1**\n”);</text:p>
      <text:p text:style-name="P1">4 <text:s text:c="2"/>if(pid1==0){int pid2=fork();printf(“**2**\n”);}</text:p>
      <text:p text:style-name="P1">5 <text:s text:c="2"/>else printf(“**3**\n”);</text:p>
      <text:p text:style-name="P1">6 }</text:p>
      <text:p text:style-name="P1"/>
      <text:p text:style-name="P1">记父进程为A</text:p>
      <text:p text:style-name="P1">第2行的fork()创建了一个子进程b</text:p>
      <text:p text:style-name="P1"/>
      <text:p text:style-name="P1">对于进程A, fork()返回的值非0,</text:p>
      <text:p text:style-name="P1">在第3行输出**1**</text:p>
      <text:p text:style-name="P1">经过第4行条件判断，转到else分支，输出**3**</text:p>
      <text:p text:style-name="P1"/>
      <text:p text:style-name="P1">对于进程b, fork()返回的值为0</text:p>
      <text:p text:style-name="P1">到第3行，输出**1**</text:p>
      <text:p text:style-name="P1">第4行，条件判断后转到yes分支，</text:p>
      <text:p text:style-name="P1"><text:soft-page-break/>执行int pid2 = fork();</text:p>
      <text:p text:style-name="P1">创建一个子进程c</text:p>
      <text:p text:style-name="P1"/>
      <text:p text:style-name="P1">进程b输出**2**</text:p>
      <text:p text:style-name="P1">进程c输出**2**</text:p>
      <text:p text:style-name="P1"/>
      <text:p text:style-name="P2">进程创建的例3</text:p>
      <text:p text:style-name="P2"/>
      <text:p text:style-name="P1">输出了XXXX<text:span text:style-name="T1">0</text:span></text:p>
      <text:p text:style-name="P1">4个X, 1个0</text:p>
      <text:p text:style-name="P1"/>
      <text:p text:style-name="P1">分析：</text:p>
      <text:p text:style-name="P1">1 <text:s/>int i, a=0; <text:s/></text:p>
      <text:p text:style-name="P1">2 <text:s/>pid_t pid;</text:p>
      <text:p text:style-name="P1">3 <text:s/>if((pid=fork()))a=1;</text:p>
      <text:p text:style-name="P1">4 <text:s/>for(i=0; i&lt;2; i++){ <text:s/></text:p>
      <text:p text:style-name="P1">5 <text:s text:c="5"/>printf("X"); <text:s/></text:p>
      <text:p text:style-name="P1">6 <text:s/>} <text:s/></text:p>
      <text:p text:style-name="P1">7 <text:s/>if(pid==0)printf("%d\n",a);</text:p>
      <text:p text:style-name="P1"/>
      <text:p text:style-name="P1">记父进程为A,</text:p>
      <text:p text:style-name="P1">当执行到第3行时，创建一个子进程b</text:p>
      <text:p text:style-name="P1"/>
      <text:p text:style-name="P1">父进程A中，pid=id of process b，不为0</text:p>
      <text:p text:style-name="P1">因此a = 1</text:p>
      <text:p text:style-name="P1">进入第4行循环，输出2个X</text:p>
      <text:p text:style-name="P1">第7行中不满足条件</text:p>
      <text:p text:style-name="P1"/>
      <text:p text:style-name="P1">子进程b中，pid=0, 不满足第3行的条件，a仍为0</text:p>
      <text:p text:style-name="P1">在第4行的循环中输出2个X</text:p>
      <text:p text:style-name="P1">在第7行满足条件，输出0\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文泉驿微米黑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微米黑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0:28:48.838173803</meta:creation-date>
    <dc:date>2016-04-07T10:32:34.822988764</dc:date>
    <meta:editing-duration>PT3M45S</meta:editing-duration>
    <meta:editing-cycles>3</meta:editing-cycles>
    <meta:generator>LibreOffice/5.1.1.3$Linux_X86_64 LibreOffice_project/10m0$Build-3</meta:generator>
    <meta:document-statistic meta:table-count="0" meta:image-count="0" meta:object-count="0" meta:page-count="2" meta:paragraph-count="55" meta:word-count="448" meta:character-count="886" meta:non-whitespace-character-count="821"/>
  </office:meta>
</office:document-meta>
</file>